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Zombie Pestilence Abilities</text:p>
      <text:p text:style-name="P5"/>
      <text:p text:style-name="P3">Level 1-5</text:p>
      <text:p text:style-name="P3"/>
      <text:p text:style-name="P4">Cantrip:</text:p>
      <text:p text:style-name="P4"/>
      <text:p text:style-name="P2">Bile</text:p>
      <text:p text:style-name="P1">Range: </text:p>
      <text:p text:style-name="P1">Action: </text:p>
      <text:p text:style-name="P1">Duration: </text:p>
      <text:p text:style-name="P1">Description: </text:p>
      <text:p text:style-name="P1"/>
      <text:p text:style-name="P4">Powers:</text:p>
      <text:p text:style-name="P4"/>
      <text:p text:style-name="P4">Level 5 Ultimate:</text:p>
      <text:p text:style-name="P1"/>
      <text:p text:style-name="P2">Plague Spreader</text:p>
      <text:p text:style-name="P1">Range: Touch</text:p>
      <text:p text:style-name="P1">Action: 1 action</text:p>
      <text:p text:style-name="P1">Duration: 1 hour</text:p>
      <text:p text:style-name="P1">Description: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3:46:24.88</meta:creation-date>
    <dc:date>2015-03-21T21:29:32.05</dc:date>
    <meta:editing-duration>PT6H5M55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5" meta:word-count="26" meta:character-count="182"/>
  </office:meta>
</office:document-meta>
</file>